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609cm" fo:margin-right="0cm" fo:text-align="justify" style:justify-single-word="false" fo:text-indent="0cm" style:auto-text-indent="false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4"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P12" style:family="paragraph" style:parent-style-name="Standard" style:list-style-name="L4"/>
    <style:style style:name="P13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 PaCa</text:p>
      <text:p text:style-name="P3"/>
      <text:p text:style-name="P5">Celem projektu było napisanie gry która jest mocno zmodyfikowaną wersją gry w statki. </text:p>
      <text:p text:style-name="P5"/>
      <text:p text:style-name="P1">I. Cele Gry:</text:p>
      <text:p text:style-name="P6"><text:tab/>Celem gry jest zniszczenie przeciwnika/przeciwników, strzelając do niego/nich ze swojego statku. Można to osiągnąć poruszając się po planszy swoim statkiem przy użyciu strzałek <text:line-break/>i strzelając przy użyciu myszki.</text:p>
      <text:p text:style-name="Standard"/>
      <text:p text:style-name="P1">II. Interfejs użytkownika i zasady:</text:p>
      <text:p text:style-name="P6"><text:tab/>Gracz porusza się po mapie X na Y pól (ich ilość można ustalić na początku gry), szybkość ruchu wynosi 1 pole na sekundę. Z całej planszy u gracza wyświetla się najwyżej do 10 pól z każdej strony gracza. Gracz może strzelać przy użyciu myszki, maksymalny zasięg strzału to 10 pól, czas przeładowania dział po każdym strzale trwa 1 sekundę. Gracz który strzela, dostaje informacje <text:line-break/>o położeniu obcych statków w promieniu do 6 pól od miejsca strzału. Jeżeli inny gracz strzelił <text:line-break/>w promieniu 10 pól od gracza to gracz dostaje informację w które miejsce strzelono.</text:p>
      <text:p text:style-name="P6"><text:tab/>Aktualna pozycja gracza wyświetla się w lewym dolnym rogu okna gry, wszystkie zdarzenia o których informuje serwer wyświetlają się w prawym dolnym rogu okna gry.</text:p>
      <text:p text:style-name="Standard"/>
      <text:p text:style-name="P1">III. Założenia gry:</text:p>
      <text:p text:style-name="P6"><text:tab/>Przed rozpoczęciem gry jeden gracz musi się połączyć z serwerem i utworzyć nową <text:line-break/>grę, ustawiając między innymi wielkość planszy.</text:p>
      <text:p text:style-name="P6"><text:tab/>Gracz który przegrał dostaje informację od serwera o przegranej i od razu odłączony <text:line-break/>od serwera. Wygrywa gracz który zniszczył najwięcej graczy podczas danej gry. Punkty są zliczane przez serwer i wysyłane każdemu graczowi na żądanie.</text:p>
      <text:p text:style-name="P6"/>
      <text:p text:style-name="P2">IV. Architektura:</text:p>
      <text:list xml:id="list349326174" text:style-name="L1">
        <text:list-item>
          <text:p text:style-name="P8">Serwer:</text:p>
        </text:list-item>
      </text:list>
      <text:p text:style-name="P6"><text:tab/>Serwer gry jest napisany w technologii .net 2.0 w języku C#</text:p>
      <text:list xml:id="list1258503547" text:continue-numbering="true" text:style-name="L1">
        <text:list-item>
          <text:p text:style-name="P8">Klient:</text:p>
        </text:list-item>
      </text:list>
      <text:p text:style-name="P6"><text:tab/>Klient gry pisany jest w języku C++ z wykorzystaniem następujących bibliotek:</text:p>
      <text:list xml:id="list993356665" text:style-name="L2">
        <text:list-item>
          <text:list>
            <text:list-item>
              <text:p text:style-name="P11">SDL 1.2 do prezentacji grafiki</text:p>
            </text:list-item>
            <text:list-item>
              <text:p text:style-name="P11">Boost 1.37 do obsługi połączenia sieciowego</text:p>
            </text:list-item>
            <text:list-item>
              <text:p text:style-name="P11">libsdl-image 1.2 do wczytywania grafiki</text:p>
            </text:list-item>
          </text:list>
        </text:list-item>
      </text:list>
      <text:p text:style-name="P6"/>
      <text:p text:style-name="P2">V. Wymagania</text:p>
      <text:list xml:id="list1694351170" text:style-name="L3">
        <text:list-item>
          <text:p text:style-name="P9">Serwer:</text:p>
        </text:list-item>
      </text:list>
      <text:p text:style-name="P6"><text:tab/>Serwer powinien działać zarówno na systemach z rodziny Windowsa (wymagane .net 2.0) <text:s/>jak i na systemach Uniksowych (wymagane mono 2.0)</text:p>
      <text:list xml:id="list507084097" text:continue-numbering="true" text:style-name="L3">
        <text:list-item>
          <text:p text:style-name="P9">Klient:</text:p>
        </text:list-item>
      </text:list>
      <text:p text:style-name="P6"><text:tab/>Klient będzie działać na Systemach obsługiwanych przez biblioteki SDL i Boost czyli między innymi Unix/Linuks/Windows i innych. </text:p>
      <text:p text:style-name="P7"/>
      <text:p text:style-name="P4">VI. Protokół PaCa:</text:p>
      <text:list xml:id="list368909225" text:style-name="L4">
        <text:list-item>
          <text:p text:style-name="P10">Polecenia:</text:p>
          <text:list>
            <text:list-item>
              <text:p text:style-name="P10">Polecenia Klienta:</text:p>
              <text:list>
                <text:list-item>
                  <text:p text:style-name="P12"><text:span text:style-name="T1">CRE </text:span>[nazwa_gry] [plansza_x] [plansza_y] [tryb_gry] [maksymalna_ilosc_graczy] [wersja_klienta] &lt;ilosc_pkt_do_zdobycia&gt;# // Tworzenie Gry<text:line-break/> o nazwie [nazwa_gry] przez gracza o rozmiarach [plansza_x] [plansza_y]</text:p>
                </text:list-item>
                <text:list-item>
                  <text:p text:style-name="P12"><text:span text:style-name="T1">LST </text:span><text:span text:style-name="T2">// Lista dostępnych plansz do grania, oraz ilość wolnych miejsc (w przypadku trybu normalnego zostaje wysłana lista gier nie zaczętych, w przypadku trybu death </text:span><text:soft-page-break/><text:span text:style-name="T2">match zostaje wysłana lista wszystkich gier)</text:span></text:p>
                </text:list-item>
                <text:list-item>
                  <text:p text:style-name="P12"><text:span text:style-name="T1">CON</text:span> [nazwa_gry] [wersja_klienta]# // Podłącza gracza do gry o nazwie [nazwa_gry]</text:p>
                </text:list-item>
                <text:list-item>
                  <text:p text:style-name="P12"><text:span text:style-name="T1">SET</text:span> [id_polecenia] [id_klienta] [nowa_pozycja_x] [nowa_pozycja_y]# // Ustawia gracza na pozycji [nowa_pozycja_x] [nowa_pozycja_y]</text:p>
                </text:list-item>
                <text:list-item>
                  <text:p text:style-name="P12"><text:span text:style-name="T1">MOV</text:span> [id_polecenia] [id_klienta] [kierunek]# // Porusza gracza</text:p>
                </text:list-item>
                <text:list-item>
                  <text:p text:style-name="P12"><text:span text:style-name="T1">SHO</text:span> [id_polecenia] [id_klienta] <text:s/>[poz_x] [poz_y]# //</text:p>
                </text:list-item>
                <text:list-item>
                  <text:p text:style-name="P12"><text:span text:style-name="T1">PTS</text:span> [id_polecenia] [id_klienta]# // Prośba o podanie punktacji gracza (opcja dostepna tylko w trybie death match)</text:p>
                </text:list-item>
                <text:list-item>
                  <text:p text:style-name="P12"><text:span text:style-name="T1">GET</text:span> [id_polecenia] [id_klienta]# //Prośba o podanie pozycji gracza</text:p>
                </text:list-item>
              </text:list>
            </text:list-item>
            <text:list-item>
              <text:p text:style-name="P10">Odpowiedzi serwera:</text:p>
              <text:list>
                <text:list-item>
                  <text:p text:style-name="P12">Dla <text:span text:style-name="T1">CRE:</text:span></text:p>
                  <text:list>
                    <text:list-item>
                      <text:p text:style-name="P12"><text:span text:style-name="T1">OK</text:span> [id_klienta] [wersja_serwer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LST</text:span>:</text:p>
                  <text:list>
                    <text:list-item>
                      <text:p text:style-name="P12"><text:span text:style-name="T1">OK</text:span> [nazwa_planszy1] [wolne_miejsca] [tryb_gry] [nazwa_planszy2] [wolne_miejsca] [tryb_gry] …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CON</text:span>:</text:p>
                  <text:list>
                    <text:list-item>
                      <text:p text:style-name="P12"><text:span text:style-name="T1">OK</text:span> [id_klienta] [wersja_serwera] [plansza_x] [plansza_y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ET</text:span>:</text:p>
                  <text:list>
                    <text:list-item>
                      <text:p text:style-name="P12"><text:span text:style-name="T1">OK</text:span> [id_poleceni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MOV</text:span>:</text:p>
                  <text:list>
                    <text:list-item>
                      <text:p text:style-name="P12"><text:span text:style-name="T1">OK</text:span> [id_polecenia] [numer_odpowiedzi]] &lt;[x] [y] &lt;[x] [y]&gt;&gt; &amp; &lt;[x] [y] &lt;[x] [y]&gt;&gt;...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HO</text:span>:</text:p>
                  <text:list>
                    <text:list-item>
                      <text:p text:style-name="P12"><text:span text:style-name="T1">OK</text:span> [id_polecenia] [id_odpowiedzi] &lt;[x][y]&lt;[x][y]&lt;[x][y]&gt;&gt;&gt;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0"><text:span text:style-name="T2">Dla </text:span>PTS:</text:p>
                  <text:list>
                    <text:list-item>
                      <text:p text:style-name="P12"><text:span text:style-name="T1">OK</text:span> [id_polecenia] [punkty] [pozycj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GET</text:span></text:p>
                  <text:list>
                    <text:list-item>
                      <text:p text:style-name="P12"><text:span text:style-name="T1">OK </text:span><text:span text:style-name="T2">[id_polecenia] [pozycja_x] [pozycja_y]#</text:span></text:p>
                    </text:list-item>
                    <text:list-item>
                      <text:p text:style-name="P10">NO <text:span text:style-name="T2">[kod_bledu]#</text:span></text:p>
                    </text:list-item>
                  </text:list>
                </text:list-item>
              </text:list>
            </text:list-item>
            <text:list-item>
              <text:p text:style-name="P10">Informacje od serwera:</text:p>
              <text:list>
                <text:list-item>
                  <text:p text:style-name="P12"><text:span text:style-name="T1">WIN</text:span>#– Informacja dla gracza że wygrał grę</text:p>
                </text:list-item>
                <text:list-item>
                  <text:p text:style-name="P12"><text:span text:style-name="T1">LOSE</text:span>#– Informacja dla gracza że przegrał grę</text:p>
                </text:list-item>
                <text:list-item>
                  <text:p text:style-name="P12"><text:span text:style-name="T1">CLS</text:span> [x] [y]#– Strzał w pobliżu na pozycję x,y</text:p>
                </text:list-item>
                <text:list-item>
                  <text:p text:style-name="P12"><text:span text:style-name="T1">NES</text:span> [x] [y] &lt;[x] [y]&gt; &amp; [x] [y] &lt;[x] [y]&gt;...# - Pojawił się statek w pobliżu na pozycji/ach x,y</text:p>
                </text:list-item>
                <text:list-item>
                  <text:p text:style-name="P12"><text:span text:style-name="T1">START</text:span># - rozpoczęcie gry (w trybie normalnym wysyłane po ustawieniu pozycji przez wszystkich graczy, w trybie death match podczas podłączenia drugiego gracza wysyłane do obydwu graczy, podczas podłączenia kolejnych wysyłane natychmiast po dodaniu do planszy)</text:p>
                </text:list-item>
              </text:list>
            </text:list-item>
            <text:list-item>
              <text:p text:style-name="P12"><text:span text:style-name="T1">Opisy zmiennych</text:span>:</text:p>
              <text:list>
                <text:list-item>
                  <text:p text:style-name="P12"><text:span text:style-name="T1">[nazwa_gry]</text:span> – Nazwa pod którą gra ma zostać utworzona/ do której gracz chce dołączyć</text:p>
                </text:list-item>
                <text:list-item>
                  <text:p text:style-name="P12"><text:span text:style-name="T1">[plansza_x] [plansza_y]</text:span> – Wielkość planszy tworzonej na serwerze</text:p>
                </text:list-item>
                <text:list-item>
                  <text:p text:style-name="P12"><text:span text:style-name="T1">[wersja_klienta]</text:span> – Wersja klienta</text:p>
                </text:list-item>
                <text:list-item>
                  <text:p text:style-name="P12"><text:soft-page-break/><text:span text:style-name="T1">[id_polecenia]</text:span> – id polecenia wysyłania do serwera potrzebna klientowi <text:line-break/>do rozpoznawania dla którego polecenia jest dana odpowiedź (generowane przez klienta)</text:p>
                </text:list-item>
                <text:list-item>
                  <text:p text:style-name="P12"><text:span text:style-name="T1">[id_klienta]</text:span> – Id klienta informująca serwer który gracz wykonuje ruch (serwer nadaje podczas łączenia)</text:p>
                </text:list-item>
                <text:list-item>
                  <text:p text:style-name="P12"><text:span text:style-name="T1">[nowa_pozycja_x] [nowa_pozycja_y] </text:span>– Pozycja na którą statek ma się przemieścić/ustawić</text:p>
                </text:list-item>
                <text:list-item>
                  <text:p text:style-name="P10">[pozycja_x] [pozycja_y] –<text:span text:style-name="T2"> Pozycja na której znajduje się gracz</text:span></text:p>
                </text:list-item>
                <text:list-item>
                  <text:p text:style-name="P12"><text:span text:style-name="T1">[kod_bledu] </text:span>– Kod informujący o błędzie</text:p>
                </text:list-item>
                <text:list-item>
                  <text:p text:style-name="P12"><text:span text:style-name="T1">[numer_odpowiedzi] </text:span>– Informacja o sytuacjach zaistniałych podczas ruchu</text:p>
                </text:list-item>
                <text:list-item>
                  <text:p text:style-name="P12"><text:span text:style-name="T1">[id_odpowiedzi]</text:span> – Informacja o sytuacjach zaistniałych podczas strzału</text:p>
                </text:list-item>
                <text:list-item>
                  <text:p text:style-name="P12"><text:span text:style-name="T1">[x][y] </text:span>– Pozycja statku przeciwnika</text:p>
                </text:list-item>
                <text:list-item>
                  <text:p text:style-name="P12"><text:span text:style-name="T1">[kierunek]</text:span> – Kierunek ruchu</text:p>
                </text:list-item>
                <text:list-item>
                  <text:p text:style-name="P12"><text:span text:style-name="T1">[punkty]</text:span> – Ilość punktów wysłanych graczowi przez serwer</text:p>
                </text:list-item>
                <text:list-item>
                  <text:p text:style-name="P12">[tryb_gry] – Tryb nowo tworzonej gry</text:p>
                </text:list-item>
                <text:list-item>
                  <text:p text:style-name="P12">[maksymalna_ilosc_graczy] – Ilość graczy jaka może maksymalnie znaleźć się na planszy, wielkość ta nie może być większa niż x*y/50</text:p>
                </text:list-item>
                <text:list-item>
                  <text:p text:style-name="P12">&lt;ilosc_pkt_do_zdobycia&gt; - Ilość punktów do zdobycia w trybie death match, parametr wymagany tylko przy tym trybie</text:p>
                </text:list-item>
                <text:list-item>
                  <text:p text:style-name="P12"/>
                </text:list-item>
                <text:list-item>
                  <text:p text:style-name="P12"/>
                </text:list-item>
              </text:list>
            </text:list-item>
            <text:list-item>
              <text:p text:style-name="P12">Kody:</text:p>
              <text:list>
                <text:list-item>
                  <text:p text:style-name="P10">[kod_bledu]:</text:p>
                  <text:list>
                    <text:list-item>
                      <text:p text:style-name="P12"><text:span text:style-name="T1">100</text:span> – Błędne polecenie</text:p>
                    </text:list-item>
                    <text:list-item>
                      <text:p text:style-name="P12"><text:span text:style-name="T1">101</text:span> – Niemożliwy ruch</text:p>
                    </text:list-item>
                    <text:list-item>
                      <text:p text:style-name="P12"><text:span text:style-name="T1">102</text:span> – Niemożliwy strzał</text:p>
                    </text:list-item>
                    <text:list-item>
                      <text:p text:style-name="P12"><text:span text:style-name="T1">103</text:span> – Nieoczekiwany błąd</text:p>
                    </text:list-item>
                    <text:list-item>
                      <text:p text:style-name="P12"><text:span text:style-name="T1">104</text:span> – Nieobsługiwana wersja klienta</text:p>
                    </text:list-item>
                    <text:list-item>
                      <text:p text:style-name="P12">105 – Istnieje już gra o takiej nazwie</text:p>
                    </text:list-item>
                    <text:list-item>
                      <text:p text:style-name="P12">106 – Nie istnieje gra o takiej nazwie</text:p>
                    </text:list-item>
                    <text:list-item>
                      <text:p text:style-name="P12">107 – Gra jest w trybie normalnym i już się zaczęła</text:p>
                    </text:list-item>
                    <text:list-item>
                      <text:p text:style-name="P12">108 – Osiągnięto maksymalną liczbę graczy</text:p>
                    </text:list-item>
                    <text:list-item>
                      <text:p text:style-name="P12">109 – Maksymalna liczba graczy jest za duża dla danej planszy</text:p>
                    </text:list-item>
                  </text:list>
                </text:list-item>
                <text:list-item>
                  <text:p text:style-name="P10">[id_odpowiedzi]</text:p>
                  <text:list>
                    <text:list-item>
                      <text:p text:style-name="P12"><text:span text:style-name="T1">200</text:span> – Chybiony strzał, w pobliżu nie ma innych statków</text:p>
                    </text:list-item>
                    <text:list-item>
                      <text:p text:style-name="P12"><text:span text:style-name="T1">201</text:span> – Trafiony</text:p>
                    </text:list-item>
                    <text:list-item>
                      <text:p text:style-name="P12"><text:span text:style-name="T1">202</text:span> – Strzał blisko innego statku</text:p>
                    </text:list-item>
                  </text:list>
                </text:list-item>
                <text:list-item>
                  <text:p text:style-name="P10">[numer_odpowiedzi]</text:p>
                  <text:list>
                    <text:list-item>
                      <text:p text:style-name="P12"><text:span text:style-name="T1">300</text:span> – Można się ruszyć, nie ma statku</text:p>
                    </text:list-item>
                    <text:list-item>
                      <text:p text:style-name="P12"><text:span text:style-name="T1">301</text:span> – Można się ruszyć, jest statek</text:p>
                    </text:list-item>
                  </text:list>
                </text:list-item>
                <text:list-item>
                  <text:p text:style-name="P10">[kierunek]</text:p>
                  <text:list>
                    <text:list-item>
                      <text:p text:style-name="P12"><text:span text:style-name="T1">0</text:span> – Brak ruchu</text:p>
                    </text:list-item>
                    <text:list-item>
                      <text:p text:style-name="P12"><text:span text:style-name="T1">1</text:span> – Góra</text:p>
                    </text:list-item>
                    <text:list-item>
                      <text:p text:style-name="P12"><text:span text:style-name="T1">2</text:span> – Prawo</text:p>
                    </text:list-item>
                    <text:list-item>
                      <text:p text:style-name="P12"><text:span text:style-name="T1">3</text:span> – Dół</text:p>
                    </text:list-item>
                    <text:list-item>
                      <text:p text:style-name="P12"><text:span text:style-name="T1">4</text:span> – Lewo</text:p>
                    </text:list-item>
                  </text:list>
                </text:list-item>
              </text:list>
            </text:list-item>
            <text:list-item>
              <text:p text:style-name="P13">Tryby gry:</text:p>
              <text:list>
                <text:list-item>
                  <text:p text:style-name="P13"><text:span text:style-name="T1">0</text:span> – gra toczy się do zatopienia pozostałych graczy (tryb normalny), rozpoczęcie gry następuje po ustawieniu statków przez wszystkich graczy podłączonych do planszy</text:p>
                </text:list-item>
                <text:list-item>
                  <text:p text:style-name="P13"><text:span text:style-name="T1">1</text:span> – gra toczy się do osiągnięcia określonej ilości punktów (tryb death match), rozpoczęcie gry następuje po podłączeniu dwóch graczy do planszy</text:p>
                </text:list-item>
              </text:list>
            </text:list-item>
            <text:list-item>
              <text:p text:style-name="P10">Uwagi:</text:p>
              <text:list>
                <text:list-item>
                  <text:p text:style-name="P12"><text:soft-page-break/><text:span text:style-name="T1">[ ] </text:span>- Zmienne wymagane</text:p>
                </text:list-item>
                <text:list-item>
                  <text:p text:style-name="P12"><text:span text:style-name="T1">&lt; &gt;</text:span> - Zmienne opcjonalne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5-22T23:23:18</dc:date>
    <meta:editing-duration>PT02H12M10S</meta:editing-duration>
    <meta:editing-cycles>16</meta:editing-cycles>
    <meta:generator>OpenOffice.org/3.0$Linux OpenOffice.org_project/300m15$Build-9379</meta:generator>
    <meta:document-statistic meta:table-count="0" meta:image-count="0" meta:object-count="0" meta:page-count="4" meta:paragraph-count="113" meta:word-count="1019" meta:character-count="6500"/>
    <meta:user-defined meta:name="Informacja 1"/>
    <meta:user-defined meta:name="Informacja 2"/>
    <meta:user-defined meta:name="Informacja 3"/>
    <meta:user-defined meta:name="Informacja 4"/>
  </office:meta>
</office:document-meta>
</file>